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put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Border( int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Tab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put.setReadOnly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pu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Value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Maxlength( String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Maxlength( int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input( String type ,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Checked( boolean check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pu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input( String type , String name ,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Accept( String acc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input( String type ,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input( String type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Tabindex( Stri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